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8000001C86C714A73FB184F5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Default">
        <draw:frame draw:name="h-result" draw:style-name="gr1" draw:text-style-name="P1" draw:layer="layout" svg:width="17.907cm" svg:height="17.907cm" svg:x="1cm" svg:y="1cm">
          <draw:image xlink:href="Pictures/10000201000001C8000001C86C714A73FB184F5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 </meta:initial-creator>
    <meta:creation-date>2016-10-14T21:00:01.569432051</meta:creation-date>
    <dc:date>2016-10-14T21:32:24.569477492</dc:date>
    <dc:creator>and </dc:creator>
    <meta:editing-duration>PT1M49S</meta:editing-duration>
    <meta:editing-cycles>1</meta:editing-cycles>
    <meta:document-statistic meta:object-count="1"/>
    <meta:generator>LibreOffice/5.0.6.2$Linux_X86_64 LibreOffice_project/00m0$Build-2</meta:generator>
  </office:meta>
</office:document-meta>
</file>